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3000001833EB8F301F8F937BE.png" manifest:media-type="image/png"/>
  <manifest:file-entry manifest:full-path="Pictures/10000001000003AC000002546AD5F900605347BA.png" manifest:media-type="image/png"/>
  <manifest:file-entry manifest:full-path="Pictures/1000000100000411000001C9343C7D3D292D4158.png" manifest:media-type="image/png"/>
  <manifest:file-entry manifest:full-path="Pictures/100000010000038C000001216DD4012C11913BC5.png" manifest:media-type="image/png"/>
  <manifest:file-entry manifest:full-path="Pictures/10000001000003DA000000CB97AFD35E50F275B5.png" manifest:media-type="image/png"/>
  <manifest:file-entry manifest:full-path="Pictures/10000001000003890000025CDF6B9BB038B21921.png" manifest:media-type="image/png"/>
  <manifest:file-entry manifest:full-path="Pictures/10000001000003FE0000018A2D8ACABE7D92565A.png" manifest:media-type="image/png"/>
  <manifest:file-entry manifest:full-path="Pictures/10000001000003CA000001A0DA1036EC5A5731DC.png" manifest:media-type="image/png"/>
  <manifest:file-entry manifest:full-path="Pictures/1000000100000405000000DBE1839507323888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b99" officeooo:paragraph-rsid="0015bb99"/>
    </style:style>
    <style:style style:name="P2" style:family="paragraph" style:parent-style-name="Standard">
      <style:text-properties fo:font-size="20pt" fo:font-weight="bold" officeooo:rsid="0015bb99" officeooo:paragraph-rsid="0015bb99" style:font-size-asian="20pt" style:font-weight-asian="bold" style:font-size-complex="20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Ali Bilal</text:p>
      <text:p text:style-name="P2">Roll No: P20-0077</text:p>
      <text:p text:style-name="P1"/>
      <text:p text:style-name="P1"><text:tab/><text:tab/><text:tab/><text:tab/><text:tab/><text:span text:style-name="T3">LAB TASK 5</text:span></text:p>
      <text:p text:style-name="P1"><text:span text:style-name="T3"/></text:p>
      <text:p text:style-name="P1"><text:span text:style-name="T3"/></text:p>
      <text:p text:style-name="P1"><draw:frame draw:style-name="fr1" draw:name="Image1" text:anchor-type="char" svg:width="6.6929in" svg:height="1.4244in" draw:z-index="0"><draw:image xlink:href="Pictures/1000000100000405000000DBE183950732388804.png" xlink:type="simple" xlink:show="embed" xlink:actuate="onLoad" draw:mime-type="image/png"/></draw:frame><text:span text:style-name="T3"><text:line-break/></text:span><draw:frame draw:style-name="fr2" draw:name="Image2" text:anchor-type="char" svg:x="-0.0134in" svg:y="2.7339in" svg:width="6.6929in" svg:height="2.8701in" draw:z-index="1"><draw:image xlink:href="Pictures/10000001000003CA000001A0DA1036EC5A5731DC.png" xlink:type="simple" xlink:show="embed" xlink:actuate="onLoad" draw:mime-type="image/png"/></draw:frame><text:span text:style-name="T3"><text:line-break/><text:line-break/><text:line-break/><text:line-break/><text:line-break/><text:line-break/><text:line-break/></text:span><text:soft-page-break/><text:span text:style-name="T3"><text:line-break/><text:line-break/></text:span></text:p>
      <text:p text:style-name="P1"><draw:frame draw:style-name="fr2" draw:name="Image3" text:anchor-type="char" svg:x="0in" svg:y="0.0201in" svg:width="6.6929in" svg:height="4.4665in" draw:z-index="2"><draw:image xlink:href="Pictures/10000001000003890000025CDF6B9BB038B21921.png" xlink:type="simple" xlink:show="embed" xlink:actuate="onLoad" draw:mime-type="image/png"/></draw:frame><text:span text:style-name="T3"><text:line-break/></text:span></text:p>
      <text:p text:style-name="P1"><text:span text:style-name="T3"><text:line-break/></text:span><draw:frame draw:style-name="fr1" draw:name="Image4" text:anchor-type="char" svg:width="6.6929in" svg:height="1.378in" draw:z-index="3"><draw:image xlink:href="Pictures/10000001000003DA000000CB97AFD35E50F275B5.png" xlink:type="simple" xlink:show="embed" xlink:actuate="onLoad" draw:mime-type="image/png"/></draw:frame><text:span text:style-name="T3"><text:line-break/><text:line-break/><text:line-break/><text:line-break/><text:line-break/></text:span><text:soft-page-break/><text:span text:style-name="T3"><text:line-break/></text:span></text:p>
      <text:p text:style-name="P1"><draw:frame draw:style-name="fr1" draw:name="Image5" text:anchor-type="char" svg:width="6.6929in" svg:height="2.1299in" draw:z-index="4"><draw:image xlink:href="Pictures/100000010000038C000001216DD4012C11913BC5.png" xlink:type="simple" xlink:show="embed" xlink:actuate="onLoad" draw:mime-type="image/png"/></draw:frame><text:span text:style-name="T3"><text:line-break/><text:line-break/></text:span><draw:frame draw:style-name="fr2" draw:name="Image6" text:anchor-type="char" svg:x="0in" svg:y="3.1764in" svg:width="6.6929in" svg:height="2.5799in" draw:z-index="5"><draw:image xlink:href="Pictures/10000001000003FE0000018A2D8ACABE7D92565A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/text:span><text:soft-page-break/><text:span text:style-name="T3"><text:line-break/></text:span><draw:frame draw:style-name="fr1" draw:name="Image7" text:anchor-type="char" svg:width="6.6929in" svg:height="2.9382in" draw:z-index="6"><draw:image xlink:href="Pictures/1000000100000411000001C9343C7D3D292D4158.png" xlink:type="simple" xlink:show="embed" xlink:actuate="onLoad" draw:mime-type="image/png"/></draw:frame><text:span text:style-name="T3"><text:line-break/></text:span><draw:frame draw:style-name="fr2" draw:name="Image8" text:anchor-type="char" svg:x="-0.0398in" svg:y="14.7937in" svg:width="6.6929in" svg:height="4.2429in" draw:z-index="7"><draw:image xlink:href="Pictures/10000001000003AC000002546AD5F900605347BA.png" xlink:type="simple" xlink:show="embed" xlink:actuate="onLoad" draw:mime-type="image/png"/></draw:frame><text:span text:style-name="T3"><text:line-break/><text:line-break/><text:line-break/></text:span></text:p>
      <text:p text:style-name="P1"><text:span text:style-name="T3"/></text:p>
      <text:p text:style-name="P1"><text:span text:style-name="T3"/></text:p>
      <text:p text:style-name="P1"><text:span text:style-name="T3"><text:line-break/><text:line-break/><text:line-break/><text:line-break/><text:line-break/><text:line-break/></text:span><text:soft-page-break/><text:span text:style-name="T3"><text:line-break/><text:line-break/><text:line-break/></text:span><draw:frame draw:style-name="fr1" draw:name="Image9" text:anchor-type="char" svg:width="6.6929in" svg:height="3.0429in" draw:z-index="8"><draw:image xlink:href="Pictures/1000000100000353000001833EB8F301F8F937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14:45:26.626985226</meta:creation-date>
    <dc:date>2023-05-07T14:53:34.814050710</dc:date>
    <meta:editing-duration>PT8M9S</meta:editing-duration>
    <meta:editing-cycles>1</meta:editing-cycles>
    <meta:document-statistic meta:table-count="0" meta:image-count="9" meta:object-count="0" meta:page-count="5" meta:paragraph-count="8" meta:word-count="9" meta:character-count="90" meta:non-whitespace-character-count="36"/>
    <meta:generator>LibreOffice/7.2.7.2$Linux_X86_64 LibreOffice_project/20$Build-2</meta:generator>
  </office:meta>
</office:document-meta>
</file>